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Charter" svg:font-family="'Bitstream Charter'"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Bold Oblique" style:font-family-generic="swiss" style:font-pitch="variable"/>
    <style:font-face style:name="Bitstream Vera Sans1" svg:font-family="'Bitstream Vera Sans'" style:font-adornments="Negrit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text-properties fo:language="es" fo:country="ES" fo:font-style="normal" style:font-style-asian="normal" style:font-style-complex="normal"/>
    </style:style>
    <style:style style:name="P3" style:family="paragraph" style:parent-style-name="Standard">
      <style:paragraph-properties fo:break-before="column"/>
      <style:text-properties style:font-name="Bitstream Vera Sans2" fo:font-size="32pt" fo:font-weight="bold" style:font-size-asian="32pt" style:font-weight-asian="bold" style:font-size-complex="32pt" style:font-weight-complex="bold"/>
    </style:style>
    <style:style style:name="P4" style:family="paragraph" style:parent-style-name="Text_20_body">
      <style:paragraph-properties fo:break-before="column"/>
      <style:text-properties fo:language="es" fo:country="ES"/>
    </style:style>
    <style:style style:name="P5" style:family="paragraph" style:parent-style-name="Standard">
      <style:text-properties style:font-name="Bitstream Vera Sans2" fo:font-size="32pt" fo:font-weight="bold" style:font-size-asian="32pt" style:font-weight-asian="bold" style:font-size-complex="32pt" style:font-weight-complex="bold"/>
    </style:style>
    <style:style style:name="P6" style:family="paragraph" style:parent-style-name="Standard">
      <style:text-properties fo:language="es" fo:country="ES"/>
    </style:style>
    <style:style style:name="P7" style:family="paragraph" style:parent-style-name="Text_20_body">
      <style:paragraph-properties fo:margin-top="0cm" fo:margin-bottom="0cm" fo:break-before="column"/>
      <style:text-properties fo:language="es" fo:country="ES"/>
    </style:style>
    <style:style style:name="P8" style:family="paragraph" style:parent-style-name="Standard" style:master-page-name="First_20_Page">
      <style:paragraph-properties style:page-number="auto" fo:break-before="page"/>
      <style:text-properties style:font-name="Bitstream Vera Sans2" fo:font-size="32pt" fo:font-weight="bold" style:font-size-asian="32pt" style:font-weight-asian="bold" style:font-size-complex="32pt" style:font-weight-complex="bold"/>
    </style:style>
    <style:style style:name="P9" style:family="paragraph" style:parent-style-name="Text_20_body" style:list-style-name="L1">
      <style:text-properties fo:language="es" fo:country="ES"/>
    </style:style>
    <style:style style:name="P10" style:family="paragraph" style:parent-style-name="Text_20_body" style:list-style-name="L2">
      <style:text-properties fo:language="es" fo:country="ES"/>
    </style:style>
    <style:style style:name="P11" style:family="paragraph" style:parent-style-name="Text_20_body" style:list-style-name="L6">
      <style:text-properties fo:language="es" fo:country="ES" fo:font-style="normal" style:font-style-asian="normal" style:font-style-complex="normal"/>
    </style:style>
    <style:style style:name="P12" style:family="paragraph" style:parent-style-name="Text_20_body" style:list-style-name="L6">
      <style:text-properties fo:language="es" fo:country="ES" fo:font-style="italic" style:font-style-asian="italic" style:font-style-complex="italic"/>
    </style:style>
    <style:style style:name="P13" style:family="paragraph" style:parent-style-name="Text_20_body" style:list-style-name="L3"/>
    <style:style style:name="P14" style:family="paragraph" style:parent-style-name="Text_20_body" style:list-style-name="L3">
      <style:text-properties fo:font-style="italic" style:font-style-asian="italic" style:font-style-complex="italic"/>
    </style:style>
    <style:style style:name="P15" style:family="paragraph" style:parent-style-name="Text_20_body" style:list-style-name="L4"/>
    <style:style style:name="P16" style:family="paragraph" style:parent-style-name="Text_20_body" style:list-style-name="L5"/>
    <style:style style:name="P17" style:family="paragraph" style:parent-style-name="Heading_20_2">
      <style:text-properties fo:language="es" fo:country="ES"/>
    </style:style>
    <style:style style:name="P18" style:family="paragraph" style:parent-style-name="Heading_20_2">
      <style:paragraph-properties fo:margin-top="0cm" fo:margin-bottom="0.21cm" fo:break-before="column"/>
    </style:style>
    <style:style style:name="P19" style:family="paragraph" style:parent-style-name="Heading_20_2">
      <style:paragraph-properties fo:break-before="column"/>
    </style:style>
    <style:style style:name="P20" style:family="paragraph" style:parent-style-name="Heading_20_2">
      <style:paragraph-properties fo:break-before="column"/>
      <style:text-properties fo:language="es" fo:country="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language="es" fo:country="ES"/>
    </style:style>
    <style:style style:name="P23" style:family="paragraph" style:parent-style-name="Heading_20_1" style:list-style-name="">
      <style:paragraph-properties fo:break-before="page">
        <style:tab-stops>
          <style:tab-stop style:position="12.85cm" style:type="center"/>
          <style:tab-stop style:position="25.7cm" style:type="right"/>
        </style:tab-stops>
      </style:paragraph-properties>
      <style:text-properties fo:language="es" fo:country="ES"/>
    </style:style>
    <style:style style:name="P24" style:family="paragraph" style:parent-style-name="Heading_20_3">
      <style:text-properties fo:language="es" fo:country="ES"/>
    </style:style>
    <style:style style:name="P25" style:family="paragraph" style:parent-style-name="Heading_20_3">
      <style:paragraph-properties fo:margin-left="1.251cm" fo:margin-right="0cm" fo:text-indent="-1.27cm" style:auto-text-indent="false"/>
      <style:text-properties fo:language="es" fo:country="ES"/>
    </style:style>
    <style:style style:name="P26" style:family="paragraph" style:parent-style-name="Heading_20_3">
      <style:paragraph-properties fo:margin-top="0cm" fo:margin-bottom="0.109cm" fo:break-before="colum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language="es" fo:country="ES"/>
    </style:style>
    <style:style style:name="T10" style:family="text">
      <style:text-properties fo:language="es" fo:country="ES" fo:font-weight="bold" style:font-weight-asian="bold" style:font-weight-complex="bold"/>
    </style:style>
    <style:style style:name="T11" style:family="text">
      <style:text-properties fo:language="es" fo:country="ES" fo:font-style="italic" style:font-style-asian="italic" style:font-style-complex="italic"/>
    </style:style>
    <style:style style:name="T1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Brief para desarrollo de identidad visual</text:p>
      <text:p text:style-name="P5"/>
      <text:p text:style-name="P5"/>
      <text:p text:style-name="P5"/>
      <text:p text:style-name="P5"/>
      <text:p text:style-name="P5"/>
      <text:p text:style-name="P5"/>
      <text:h text:style-name="Heading_20_3" text:outline-level="3">1 - Organización</text:h>
      <text:h text:style-name="Heading_20_3" text:outline-level="3">2 - Público</text:h>
      <text:h text:style-name="Heading_20_3" text:outline-level="3">3 - Contexto</text:h>
      <text:h text:style-name="P23" text:outline-level="1"/>
      <text:h text:style-name="P22" text:outline-level="1">1.0 – Organización</text:h>
      <text:p text:style-name="P1"/>
      <text:h text:style-name="P17" text:outline-level="2">1.1 – Nombre</text:h>
      <text:p text:style-name="Text_20_body"><text:span text:style-name="T10">Green Toad Bus</text:span><text:span text:style-name="T9"> (GTB)</text:span></text:p>
      <text:h text:style-name="P17" text:outline-level="2">1.2 - Descripción Breve</text:h>
      <text:p text:style-name="Text_20_body"><text:span text:style-name="T9">Empresa radicada en Brasil dedicada a la venta de servicios de viajes (pasajes de colectivo, excursiones y hospedaje) en </text:span><text:span text:style-name="T11">Brasil, Argentina, Chile, </text:span><text:span text:style-name="T3">Bolivia</text:span><text:span text:style-name="T11"> y Perú</text:span><text:span text:style-name="T9"> a </text:span><text:span text:style-name="T10">viajeros independientes</text:span><text:span text:style-name="T9"> de todo el mundo </text:span><text:span text:style-name="T10">a través de internet</text:span><text:span text:style-name="T9">.</text:span></text:p>
      <text:p text:style-name="P1">Para esto cuenta con un sistema <text:s/>online y una extensa red de prestadores.</text:p>
      <text:h text:style-name="P18" text:outline-level="2">1.3 - Servicios</text:h>
      <text:p text:style-name="P1">La empresa brinda soluciones para el turismo independiente, permitiendo al viajero reservar los servicios que necesita para su viaje desde internet, ofreciendo paquetes previamente armados que se pueden modificar y combinar entre si.</text:p>
      <text:p text:style-name="P1">Los paquetes se arman en base a la experiencia personal de los integrantes de GTB. Todas las rutas son testeadas y la información que se ofrece es de primera mano.</text:p>
      <text:p text:style-name="P1">El usuario puede contactar con la mesa de ayuda y recibir asistencia, esto no es un seguro, los posibles gastos no están incluidos en la tarifa.</text:p>
      <text:h text:style-name="P20" text:outline-level="2">1.4 - Productos</text:h>
      <text:p text:style-name="P1">Los productos se arman combinando los distintos servicios de la red para formar un paquete, en todos los casos los paquetes se pueden modificar agregando servicios y combinándose con otros.</text:p>
      <text:p text:style-name="P1">Existen dos modalidades dentro para cada producto, <text:span text:style-name="T1">Travel Planner </text:span><text:span text:style-name="T2">y</text:span> <text:span text:style-name="T1">Flexipass</text:span><text:span text:style-name="T2">. En la primera una vez fijadas las fechas no se pueden mover, la segunda debería permitir flexibilidad total, pero debido a carencias <text:s/>en el sistema no esta correctamente implementada (ver perspectivas para el futuro inmediato).</text:span></text:p>
      <text:h text:style-name="P25" text:outline-level="3">1.4.1 - Bus Passes (Pases de bus)</text:h>
      <text:p text:style-name="P1">Son paquetes armados con algunos destinos formando una ruta e incluyen algunas de las excursiones mas habituales de cada zona, el usuario es quien decide cuanto quedarse en cada lugar. Esta dirigido al publico general.</text:p>
      <text:p text:style-name="P1"/>
      <text:p text:style-name="P1"/>
      <text:p text:style-name="P1"/>
      <text:p text:style-name="P1"/>
      <text:p text:style-name="P1"/>
      <text:p text:style-name="P1"/>
      <text:p text:style-name="P1"><text:soft-page-break/></text:p>
      <text:h text:style-name="P24" text:outline-level="3">1.4.2 - Backpacker Trips (Viajes para mochileros)</text:h>
      <text:p text:style-name="P1">Son paquetes de menor costo y mayor duración que incluyen excursiones relacionadas con la aventura. Esta dirigido a un publico mochilero que busca estirar al máximo su presupuesto evitando cualquier tipo de lujo.</text:p>
      <text:h text:style-name="P24" text:outline-level="3">1.4.3 - Book Tickets Online (Reserva de boletos en linea)</text:h>
      <text:p text:style-name="P1">Estos paquetes se arman solo con un viaje en ómnibus entre dos destinos.</text:p>
      <text:p text:style-name="P1">Este producto también sirve para dar a conocer los otros productos y la marca al publico general aprovechando la red y el buen posicionamiento de la pagina en los buscadores.</text:p>
      <text:h text:style-name="P24" text:outline-level="3">1.4.4 - Paquetes Especiales</text:h>
      <text:p text:style-name="P1">Tienen relación con fechas especiales. Estos paquetes se arman en torno a un evento determinado. Por ejemplo: el carnaval de Río, torneos deportivos, etc.</text:p>
      <text:h text:style-name="P20" text:outline-level="2">1.5 - Entrega de valor</text:h>
      <text:p text:style-name="P1">Con respecto a su competencia directa, podríamos decir que el valor diferencial de GTB es que brinda experiencia y conocimiento auténtico y de primera mano, orientado a un publico con el que comparte valores. Sumado a esto la empatía, el trato amistoso, la solución de problemas .</text:p>
      <text:p text:style-name="P1">Con respecto a la competencia indirecta que vende turismo tradicional, GTB se diferencia por el precio y la libertad que permite el servicio.</text:p>
      <text:h text:style-name="P17" text:outline-level="2">1.6 - Tamaño de la organización</text:h>
      <text:p text:style-name="P1">Es una empresa pequeña en crecimiento. Cuenta con oficinas propias y en ellas trabajan 7 personas.</text:p>
      <text:h text:style-name="P20" text:outline-level="2">1.7 - Datos Geográficos</text:h>
      <text:h text:style-name="P24" text:outline-level="3">1.7.1 - Ubicación</text:h>
      <text:p text:style-name="P1">La oficina se encuentra en Edmundo de Barros 1200, en el centro de la ciudad de Foz de Iguazú, en el estado de Paraná, Brasil.</text:p>
      <text:h text:style-name="Heading_20_3" text:outline-level="3">1.7.2 - Zona de prestación de servicios</text:h>
      <text:p text:style-name="P1">GTB presta servicios turísticos a través de una red de prestadores que abarca la zona geográfica comprendida por Brasil, Argentina, Chile, Bolivia y Perú. No todas las ciudades son destinos disponibles, estas son elegidas por su atractivo para el publico especifico.</text:p>
      <text:h text:style-name="P24" text:outline-level="3">1.7.3 - Zona de venta de servicios</text:h>
      <text:p text:style-name="P1">Los servicios de GTB se venden en todo el mundo a través de internet, los contactos directos se realizan por mail o skype, y el pago se realiza con tarjetas de crédito, débito y con Paypal.</text:p>
      <text:h text:style-name="P20" text:outline-level="2"><text:soft-page-break/>1.8 - Breve historia de la empresa</text:h>
      <text:p text:style-name="Text_20_body">Val, fundador de la empresa, contaba con los conocimientos y la experiencia necesaria tras trabajar 5 años dirigiendo grupos turísticos (tour líder) por Sudamérica.</text:p>
      <text:p text:style-name="P1">Solo con la red comenzando a funcionar y trabajando con su notebook desde hostels, Val con ayuda de su pareja Nelín logro iniciar GTB en el año 2010, con el tiempo y el esfuerzo creció hasta convertirse en una pequeña empresa establecida.</text:p>
      <text:h text:style-name="P17" text:outline-level="2">1.9 - Situación Actual</text:h>
      <text:p text:style-name="P1">Actualmente la empresa se encuentra en vías de crecimiento y esta en posición de profesionalizarse para generar un cambio cualitativo que le permita liderar el mercado.</text:p>
      <text:h text:style-name="P20" text:outline-level="2">1.10 - Perspectivas para el futuro inmediato</text:h>
      <text:p text:style-name="P1">El futuro de GTB depende de las decisiones que se tomen en la actualidad. Pero las posibilidades son prometedoras.</text:p>
      <text:p text:style-name="P1">Se están haciendo acciones de marketing orientadas a liderar el mercado en algunos destinos.</text:p>
      <text:p text:style-name="Text_20_body"><text:span text:style-name="T9">Esta en proceso una posible actualización del sistema informático que va a permitir brindar un servicio mas personalizado y libre. Este cambio haría funcionar correctamente a la modalidad </text:span><text:span text:style-name="T10">flexipass</text:span><text:span text:style-name="T9">.</text:span></text:p>
      <text:h text:style-name="P19" text:outline-level="2">1.11 - Misión de la empresa</text:h>
      <text:p text:style-name="P1">“Proveer información valiosa y soluciones simples a viajeros independientes para facilitarles experiencias de viaje auténticas y seguras a un precio justo.</text:p>
      <text:p text:style-name="P1">Brindar un sistema fácil de planeamiento de viaje.</text:p>
      <text:p text:style-name="P1">Ayudar a sustentar las economías locales con el propio accionar de la empresa.</text:p>
      <text:p text:style-name="P1">Promover el crecimiento a través de un servicio superior, la innovación, la calidad y el compromiso que nos hace los mejores a los ojos de nuestros clientes y empleados.”</text:p>
      <text:h text:style-name="P17" text:outline-level="2">1.12 – Visión de la empresa</text:h>
      <text:p text:style-name="P1">“Ser reconocidos como lideres en desempeño dentro del mercado de viajes independientes.</text:p>
      <text:p text:style-name="P1">Esto significa haber alcanzado la excelencia operativa, la satisfacción del cliente y un rendimiento financiero superior.</text:p>
      <text:p text:style-name="P1">Vamos a seguir impulsando nuestro servicio en el mundo, ofreciendo nuestras soluciones y experiencias innovadoras en mas destinos”.</text:p>
      <text:h text:style-name="P19" text:outline-level="2"><text:soft-page-break/>1.13 – Atributos de la marca</text:h>
      <text:p text:style-name="P1">Empresa, Marca, Personal:</text:p>
      <text:list xml:id="list11411986442" text:style-name="L1">
        <text:list-item>
          <text:p text:style-name="P9">Divertida, <text:span text:style-name="T5">Joven, </text:span>Con buen humor, Colorida, Apasionada, Ocurrente</text:p>
        </text:list-item>
        <text:list-item>
          <text:p text:style-name="P9">Influyente, Sociable</text:p>
        </text:list-item>
        <text:list-item>
          <text:p text:style-name="P9">Intrépida, <text:span text:style-name="T5">Enérgica, </text:span><text:span text:style-name="T3">Flexible</text:span></text:p>
        </text:list-item>
        <text:list-item>
          <text:p text:style-name="P9">Orgullosa</text:p>
        </text:list-item>
        <text:list-item>
          <text:p text:style-name="P9">Creíble, A<text:span text:style-name="T5">uténtica, </text:span>Honesta, <text:s/>Confiable, <text:span text:style-name="T3">Clara, Informativa, Resolvente, Comprometida</text:span></text:p>
        </text:list-item>
        <text:list-item>
          <text:p text:style-name="P9">Eficiente, Experta, Inteligente, Pertinente, Respetable, Ingeniosa, Competente</text:p>
        </text:list-item>
      </text:list>
      <text:p text:style-name="P1">Producto, Experiencia, Viaje:</text:p>
      <text:list xml:id="list1975492296" text:continue-numbering="true" text:style-name="L1">
        <text:list-item>
          <text:p text:style-name="P9">Barato, Generoso, Valioso</text:p>
        </text:list-item>
        <text:list-item>
          <text:p text:style-name="P9">Fácil, <text:span text:style-name="T5">Libre, </text:span>Seguro, Personalizado, <text:span text:style-name="T3">Completo, Interactivo, </text:span><text:span text:style-name="T6">Innovado</text:span></text:p>
        </text:list-item>
        <text:list-item>
          <text:p text:style-name="P9">Emotivo, Viviencial</text:p>
        </text:list-item>
      </text:list>
      <text:p text:style-name="P7"/>
      <text:p text:style-name="P6"/>
      <text:h text:style-name="P21" text:outline-level="1">2.0 – Público</text:h>
      <text:p text:style-name="P1">El viajero independiente diseña su propio viaje y elije las experiencias que desea vivir, distanciándose del modelo tradicional de turismo masivo y empaquetado. Este tipo de viaje suele tener una duración mayor al del turismo tradicional y mas contacto con la realidad local (naturaleza y cultura).</text:p>
      <text:p text:style-name="P1">El perfil de viajero al que apunta GTB es uno que desea poder viajar de manera independiente, con seguridad y libre de inconvenientes. Es un intermedio entre el mochilero y el turista tradicional (ver contexto).</text:p>
      <text:h text:style-name="P20" text:outline-level="2">2.1 - Segmentación</text:h>
      <text:p text:style-name="P1">El segmento varia con los productos, pero el punto en común es el viajero independiente.</text:p>
      <text:p text:style-name="P1">En base a la información que se cuenta de los usuarios de GTB, se podría decir que <text:s/>el segmento objetivo de GTB se caracteriza de la siguiente manera:</text:p>
      <text:p text:style-name="P1">Desde el punto de vista <text:span text:style-name="T1">Sociológico y actitudinal</text:span>, el usuario de GTB es un viajero que quiere vivir una experiencia de viaje mas intensa y personal, mas relacionada con la naturaleza y la cultura, pero con la seguridad de un viaje planificado. El 85% de los usuarios viaja en grupo, mas de un 50% del total lo hace de a 2. La compra es ocasional y se da mayormente entre Diciembre y Marzo. El 14% de los usuarios hizo mas de un viaje con GTB.</text:p>
      <text:p text:style-name="P1"><text:span text:style-name="T1">Geográficamente</text:span>, el producto esta orientado a los viajeros de todo el mundo aunque solo se atiende al publico en ingles, portugués y español. El mayor flujo de viajeros proviene de el Reino Unido (25%), Australia(15%), Estados Unidos(11%), Alemania(5%), Canada(4%), etc.</text:p>
      <text:p text:style-name="P1"><text:span text:style-name="T2">En el aspecto </text:span><text:span text:style-name="T1">demográfico</text:span><text:span text:style-name="T2">, los usuarios están separado en entre hombres (47%) y mujeres (53%) por porcentajes similares. En cuanto a las edades los rangos entre 20 y 29 años (59%), y entre 30 y 39 (35%) son los mas importantes.</text:span></text:p>
      <text:p text:style-name="P1"><text:span text:style-name="T2">En cuanto al</text:span><text:span text:style-name="T1"> Nivel Socio-económico</text:span>, no hay ninguna investigación realizada, tampoco se lo considera un factor excluyente. El servicio de GTB puede considerarse barato en relación con otros tipos de viajes.</text:p>
      <text:p text:style-name="P1"><text:span text:style-name="T1">Nota</text:span>: Los porcentajes están basados en los 5300 viajes realizados Julio del 2010 hasta Julio del 2013. Estos numeros representan a los usuarios de GTB y no al mercado.</text:p>
      <text:h text:style-name="P22" text:outline-level="1">3.0 – Contexto</text:h>
      <text:p text:style-name="P1">GTB al igual que sus competidores directos es una empresa <text:span text:style-name="T1">.com</text:span>, todas las transacciones y la mayoría de las comunicaciones se dan por medios digitales.</text:p>
      <text:p text:style-name="P1">Internet le dio a este mercado la posibilidad de llegar al gran publico. Hace algunas décadas el viaje independiente era una aventura en si mismo, el viajero partía a su destino sin saber que servicios tenia disponibles o con alguna información que obtenía de alguna guía u otros viajeros.</text:p>
      <text:p text:style-name="P1">Ahora puede reservar todos los servicios que necesita desde la web, incluso mientras viaja desde su dispositivo móvil.</text:p>
      <text:p text:style-name="Text_20_body">Actualmente se esta gestando una gran industria en torno al viaje independiente, ya no viéndolos como mochileros sin presupuesto, si no como viajeros con poder adquisitivo que quieren vivir una experiencia mas auténtica.</text:p>
      <text:p text:style-name="P1">Los servicios evolucionaron, de hostales precarios a hostels con wi-fi, aire acondicionado, etc.</text:p>
      <text:p text:style-name="P4">Al viajero independiente también se lo denomina <text:span text:style-name="T3">flashpacker</text:span>, una evolución del mochilero (<text:span text:style-name="T3">backpacker</text:span>) de las décadas pasadas pero con mas presupuesto.</text:p>
      <text:p text:style-name="P1">El cliente potencial encuentra en los buscadores las empresas que puedan satisfacer su demanda, las compara y las elije en base a sus promesas y su comunicación.</text:p>
      <text:h text:style-name="P20" text:outline-level="2">3.1 - Competencia</text:h>
      <text:p text:style-name="P1">El viajero independiente tiene para elegir gran cantidad de servicios que le permiten realizar su viaje.</text:p>
      <text:list xml:id="list500959586" text:style-name="L2">
        <text:list-item>
          <text:p text:style-name="P10">Reserva directa a los <text:span text:style-name="T1">proveedores del servicio</text:span>, ya sean hoteles, <text:span text:style-name="T4">hostels</text:span> o empresas de autobús. Muchas empresas ofrecen reservar desde sus sitios web.</text:p>
        </text:list-item>
        <text:list-item>
          <text:p text:style-name="P10">Servicios de <text:span text:style-name="T1">búsqueda y reserva </text:span><text:span text:style-name="T1">online</text:span>. Permiten acceder a una base de datos de servicios y reservarlos online. Estos sitios suelen ofrecer muchas herramientas mas pero <text:span text:style-name="T6">n</text:span><text:span text:style-name="T6">o dan soporte</text:span>, solo permiten reservar.</text:p>
        </text:list-item>
        <text:list-item>
          <text:p text:style-name="P10"><text:span text:style-name="T1">Empresas que ofrecen el viaje completo</text:span>, en esta categoría entra GTB. Permiten comprar el viaje como un paquete y ofrecen soporte al usuario.</text:p>
        </text:list-item>
        <text:list-item>
          <text:p text:style-name="P10">Otras categorías de <text:span text:style-name="T1">sustitutos</text:span>, como viajes grupales u overland tours.</text:p>
        </text:list-item>
      </text:list>
      <text:h text:style-name="P19" text:outline-level="2"><text:soft-page-break/>3.2 – Competencia Directa</text:h>
      <text:p text:style-name="Text_20_body">Competidores directos son aquellos que ofrecen el viaje completo con soporte al usuario.</text:p>
      <text:p text:style-name="Text_20_body">Estos servicios cubren la brecha entre el turismo independiente y el tradicional. No es 100% libre, al usuario se le ofrece una ruta ya armada (modificable en algunos casos), pero la recorre por su cuenta, sin guías o grupos.</text:p>
      <text:p text:style-name="Text_20_body">Tomamos como competencia directa solo a las empresas que venden paquetes a turistas independientes en Sudamérica.</text:p>
      <text:p text:style-name="Text_20_body">Estas empresas son:</text:p>
      <text:list xml:id="list1042797996" text:style-name="L3">
        <text:list-item>
          <text:p text:style-name="P13"><text:span text:style-name="T1">Bamba Experience:</text:span><text:line-break/>Es el competidor directo de GTB.<text:line-break/>También ofrece destinos en África y Asia.<text:line-break/>Esta bien establecido aunque no tiene presencia en Brasil (zona donde GTB es mas fuerte).<text:line-break/>-<text:span text:style-name="T3">www.bambaexperience.com</text:span><text:span text:style-name="T3">-</text:span></text:p>
        </text:list-item>
        <text:list-item>
          <text:p text:style-name="P13"><text:span text:style-name="T1">Chasqui Bus:<text:line-break/></text:span>Es un nuevo competidor que esta posicionándose. Su red de servicios de momento es limitada, su logotipo comparte ciertos rasgos con el de GTB y al igual que Bamba no tiene presencia en Brasil.<text:line-break/>-<text:span text:style-name="T3">www.chasquibus.com</text:span><text:span text:style-name="T3">-</text:span></text:p>
        </text:list-item>
        <text:list-item>
          <text:p text:style-name="P14"><text:span text:style-name="T7">MarvelUs</text:span><text:span text:style-name="T6"> </text:span><text:span text:style-name="T8">es una </text:span><text:span text:style-name="T8">empresa</text:span><text:span text:style-name="T8"> establecida </text:span><text:span text:style-name="T8">que </text:span><text:span text:style-name="T8">solo presta servicios en </text:span><text:span text:style-name="T8">Centroamérica</text:span><text:span text:style-name="T8"> y en </text:span><text:span text:style-name="T8">P</text:span><text:span text:style-name="T8">er</text:span><text:span text:style-name="T8">ú</text:span><text:span text:style-name="T8">. Tiene gran cantidad de paquetes.</text:span></text:p>
          <text:p text:style-name="P13"><text:span text:style-name="T8">Su comunicación no esta planteada de manera estratégica y s</text:span><text:span text:style-name="T8">u identidad visual es obsoleta</text:span><text:span text:style-name="T8">.</text:span><text:line-break/>-marvelustravel.com-</text:p>
        </text:list-item>
      </text:list>
      <text:p text:style-name="Text_20_body">En el resto del mundo la situación es similar, no existen grandes empresas que monopolicen este mercado, este es muy diverso y esta en pleno crecimiento.</text:p>
      <text:h text:style-name="P19" text:outline-level="2"><text:span text:style-name="T9">3.</text:span><text:span text:style-name="T9">3</text:span><text:span text:style-name="T9"> – Competencia </text:span><text:span text:style-name="T9">Ind</text:span><text:span text:style-name="T9">irecta</text:span></text:h>
      <text:p text:style-name="P1">Estas empresas no comparten la categoría de producto con GTB pero representan para el usuario otra forma de satisfacer la misma necesidad.</text:p>
      <text:h text:style-name="Heading_20_3" text:outline-level="3"><text:span text:style-name="T1">3.3.1 - P</text:span><text:span text:style-name="T1">roveedores de servicio</text:span><text:span text:style-name="T1">s</text:span></text:h>
      <text:p text:style-name="Text_20_body"><text:span text:style-name="T9">Empresas de transporte, hostels y hoteles de todo el mundo </text:span><text:span text:style-name="T9">que</text:span><text:span text:style-name="T9"> permiten comprar o reservar el servicio online directamente en su sitio web. Con ayuda de los motores de búsqueda (Google principalmente) estos sitios son accesibles a sus posibles usuarios.</text:span></text:p>
      <text:h text:style-name="P26" text:outline-level="3"><text:soft-page-break/>3.3.2 - <text:s/>B<text:span text:style-name="T10">úsqueda y reserva </text:span><text:span text:style-name="T10">online</text:span></text:h>
      <text:p text:style-name="Text_20_body"><text:span text:style-name="T9">Son </text:span><text:span text:style-name="T9">sitios de internet que funcionan como una interfaz que aglutina servicios. Algunos se dedican a la reserva en hosteles, otros a la venta de boletos de </text:span><text:span text:style-name="T9">autobús.</text:span><text:span text:style-name="T9"> Otros van mas aya y agrupan </text:span><text:span text:style-name="T9">varios</text:span><text:span text:style-name="T9"> servicios para viajeros.</text:span></text:p>
      <text:p text:style-name="Text_20_body"><text:span text:style-name="T9">Los mas importantes </text:span><text:span text:style-name="T9">a nivel global</text:span><text:span text:style-name="T9"> son:</text:span></text:p>
      <text:list xml:id="list1382115580" text:style-name="L4">
        <text:list-item>
          <text:p text:style-name="P15"><text:span text:style-name="T10">Trip Advisor</text:span><text:span text:style-name="T9"><text:line-break/></text:span><text:span text:style-name="T9">Reúne</text:span><text:span text:style-name="T9"> servicios para viajeros independientes. Desde este sitio se puede reservar hospedaje, </text:span><text:span text:style-name="T9">vuelos de avión, alquileres temporales, restaurantes.<text:line-break/>Los servicios son sometidos a la opinión de sus usuarios, quienes puntúan y reseñan los servicios. Esto es lo que define la relevancia en las búsquedas.<text:line-break/>También contiene información de los destinos y muchos otros servicios mas.<text:line-break/>-</text:span><text:span text:style-name="T11">www.tripadvisor.com</text:span><text:span text:style-name="T9">-</text:span></text:p>
        </text:list-item>
      </text:list>
      <text:list xml:id="list1310866444" text:style-name="L5">
        <text:list-item>
          <text:p text:style-name="P16"><text:span text:style-name="T10">Hostelworld</text:span><text:span text:style-name="T9"><text:line-break/>Es similar a tripadvisor, ofrece hostels</text:span><text:span text:style-name="T9">, </text:span><text:span text:style-name="T9">hoteles y </text:span><text:span text:style-name="T9">excursiones.</text:span><text:span text:style-name="T9"> </text:span><text:span text:style-name="T9">También</text:span><text:span text:style-name="T9"> tiene un sistema de reseñas de usuarios y ofrece </text:span><text:span text:style-name="T9">información</text:span><text:span text:style-name="T9"> sobre destinos y viajes independientes.<text:line-break/>-</text:span><text:span text:style-name="T11">www.hostelworld.com</text:span><text:span text:style-name="T11">-</text:span></text:p>
        </text:list-item>
      </text:list>
      <text:p text:style-name="P2">Existen otros servicios de reserva locales, o que solo abarcan un servicio.</text:p>
      <text:p text:style-name="P2">Los que compiten con GTB son:</text:p>
      <text:list xml:id="list166105589" text:style-name="L6">
        <text:list-item>
          <text:p text:style-name="P11"><text:span text:style-name="T1">Plataforma 10</text:span><text:line-break/>Permite comprar en internet pasajes de autobús para Sudamérica.<text:line-break/>El servicio esta orientado al público <text:span text:style-name="T12">general</text:span>.<text:line-break/><text:span text:style-name="T3">-www.plataforma10.com-</text:span></text:p>
        </text:list-item>
        <text:list-item>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Charter" svg:font-family="'Bitstream Charter'"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Bold Oblique" style:font-family-generic="swiss" style:font-pitch="variable"/>
    <style:font-face style:name="Bitstream Vera Sans1" svg:font-family="'Bitstream Vera Sans'" style:font-adornments="Negrit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Charter" style:font-size-asian="10.5pt"/>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ext_20_body" style:display-name="Text body" style:family="paragraph" style:parent-style-name="Standard" style:class="text" style:master-page-name="">
      <style:paragraph-properties fo:margin-top="0cm" fo:margin-bottom="0.212cm" fo:keep-together="always" fo:hyphenation-ladder-count="no-limit" style:page-number="auto"/>
      <style:text-properties fo:hyphenate="false" fo:hyphenation-remain-char-count="2" fo:hyphenation-push-char-count="2"/>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Heading_20_2" style:display-name="Heading 2" style:family="paragraph" style:parent-style-name="Header" style:next-style-name="Text_20_body" style:default-outline-level="2" style:class="text">
      <style:paragraph-properties fo:margin-top="0cm" fo:margin-bottom="0.21cm" fo:padding="0cm" fo:border="none" style:shadow="none"/>
      <style:text-properties style:font-name="Bitstream Vera Sans" fo:font-size="13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ackground-color="transparent" style:shadow="none">
        <style:tab-stops>
          <style:tab-stop style:position="12.85cm" style:type="center"/>
          <style:tab-stop style:position="25.7cm" style:type="right"/>
        </style:tab-stops>
        <style:background-image/>
      </style:paragraph-properties>
      <style:text-properties style:font-name="Bitstream Vera Sans1" fo:font-size="160%" fo:font-weight="bold" style:font-size-asian="115%" style:font-weight-asian="bold" style:font-size-complex="115%" style:font-weight-complex="600"/>
    </style:style>
    <style:style style:name="Heading_20_3" style:display-name="Heading 3" style:family="paragraph" style:parent-style-name="Header" style:next-style-name="Text_20_body" style:default-outline-level="3" style:class="text" style:master-page-name="">
      <style:paragraph-properties fo:margin="100%" fo:margin-left="0.46cm" fo:margin-right="0cm" fo:margin-top="0.319cm" fo:margin-bottom="0.109cm" fo:text-indent="-0.46cm" style:auto-text-indent="false" style:page-number="auto" fo:background-color="transparent" fo:padding="0.15cm" fo:border-left="0.54pt solid #333333" fo:border-right="none" fo:border-top="none" fo:border-bottom="none" style:shadow="none">
        <style:tab-stops/>
        <style:background-image/>
      </style:paragraph-properties>
      <style:text-properties style:font-name="Bitstream Vera Sans1" fo:font-size="1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9.7cm" fo:page-height="21.001cm" style:num-format="1" style:print-orientation="landscape" fo:margin-top="2cm" fo:margin-bottom="2cm" fo:margin-left="3cm" fo:margin-right="2cm" fo:background-color="transparent" style:writing-mode="lr-tb" style:footnote-max-height="0cm">
        <style:background-image/>
        <style:columns fo:column-count="3" fo:column-gap="0.699cm">
          <style:column style:rel-width="21845*" fo:start-indent="0cm" fo:end-indent="0.349cm"/>
          <style:column style:rel-width="21845*" fo:start-indent="0.349cm" fo:end-indent="0.349cm"/>
          <style:column style:rel-width="21845*" fo:start-indent="0.3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9.7cm" fo:page-height="21.001cm" style:num-format="1" style:print-orientation="landscape" fo:margin-top="2cm" fo:margin-bottom="2cm" fo:margin-left="3cm" fo:margin-right="2cm" style:shadow="none" fo:background-color="transparent" style:writing-mode="lr-tb" style:footnote-max-height="0cm">
        <style:background-image/>
        <style:columns fo:column-count="3" fo:column-gap="0.699cm">
          <style:column style:rel-width="21845*" fo:start-indent="0cm" fo:end-indent="0.349cm"/>
          <style:column style:rel-width="21845*" fo:start-indent="0.349cm" fo:end-indent="0.349cm"/>
          <style:column style:rel-width="21845*" fo:start-indent="0.3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9T18:09:42</meta:creation-date>
    <dc:date>2013-09-09T20:33:51</dc:date>
    <meta:editing-duration>P1DT4H26M13S</meta:editing-duration>
    <meta:editing-cycles>54</meta:editing-cycles>
    <meta:generator>LibreOffice/3.5$Linux_PowerPC LibreOffice_project/350m1$Build-2</meta:generator>
    <meta:printed-by>Cristian Levrero</meta:printed-by>
    <meta:print-date>2013-09-05T13:31:02</meta:print-date>
    <meta:document-statistic meta:table-count="0" meta:image-count="0" meta:object-count="0" meta:page-count="10" meta:paragraph-count="115" meta:word-count="2105" meta:character-count="13082" meta:non-whitespace-character-count="11107"/>
  </office:meta>
</office:document-meta>
</file>